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8.7937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1.6665in"/>
    </style:style>
    <style:style style:name="co9" style:family="table-column">
      <style:table-column-properties fo:break-before="auto" style:column-width="8.1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1" style:family="table-cell" style:parent-style-name="Default">
      <style:text-properties style:font-name="Liberation Sans" style:font-name-asian="DejaVu Sans" style:font-name-complex="Noto Sans Arab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Teil</text:p>
          </table:table-cell>
          <table:table-cell table:style-name="ce1" office:value-type="string" calcext:value-type="string">
            <text:p>Händler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inzelpreis (N)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Gesamtpreis (N)</text:p>
          </table:table-cell>
          <table:table-cell table:style-name="ce1" office:value-type="string" calcext:value-type="string">
            <text:p>Bemerkung</text:p>
          </table:table-cell>
          <table:table-cell table:style-name="ce15" office:value-type="string" calcext:value-type="string">
            <text:p>Link</text:p>
          </table:table-cell>
        </table:table-row>
        <table:table-row table:style-name="ro1">
          <table:table-cell/>
          <table:table-cell table:style-name="ce8" office:value-type="string" calcext:value-type="string">
            <text:p>Leiterplatte</text:p>
          </table:table-cell>
          <table:table-cell table:number-columns-repeated="4"/>
          <table:table-cell table:formula="of:=[.E4]*[.F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9" office:value-type="string" calcext:value-type="string">
            <text:p>GNSS / GPS Development Tools Grove - GPS (Air530)</text:p>
          </table:table-cell>
          <table:table-cell office:value-type="float" office:value="12.38" calcext:value-type="float">
            <text:p>12.38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12.38" calcext:value-type="float">
            <text:p>12.38</text:p>
          </table:table-cell>
          <table:table-cell/>
          <table:table-cell office:value-type="string" calcext:value-type="string">
            <text:p><text:a xlink:href="https://www.digikey.de/de/products/detail/seeed-technology-co-ltd/109020022/12323450" xlink:type="simple">https://www.digikey.de/de/products/detail/seeed-technology-co-ltd/109020022/12323450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BME280 <text:s text:c="3"/>Temp.-/Feucht.-/Drucksensor</text:p>
          </table:table-cell>
          <table:table-cell office:value-type="float" office:value="4.76" calcext:value-type="float">
            <text:p>4.76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4.76" calcext:value-type="float">
            <text:p>4.76</text:p>
          </table:table-cell>
          <table:table-cell office:value-type="string" calcext:value-type="string">
            <text:p>Staffelpreis für 5Stk.</text:p>
          </table:table-cell>
          <table:table-cell office:value-type="string" calcext:value-type="string">
            <text:p><text:span text:style-name="T3"><text:a xlink:href="https://www.digikey.de/de/products/detail/bosch-sensortec/BME280/6136306" xlink:type="simple">https://www.digikey.de/de/products/detail/bosch-sensortec/BME280/6136306</text:a>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USB TYPE DX07S024WJ3R400</text:p>
          </table:table-cell>
          <table:table-cell office:value-type="float" office:value="2.15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2.15" calcext:value-type="float">
            <text:p>2.15</text:p>
          </table:table-cell>
          <table:table-cell/>
          <table:table-cell office:value-type="string" calcext:value-type="string">
            <text:p><text:a xlink:href="https://www.digikey.de/de/products/detail/jae-electronics/DX07S024WJ3R400/6594044" xlink:type="simple">https://www.digikey.de/de/products/detail/jae-electronics/DX07S024WJ3R400/6594044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Raspberry Zero 2W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.26" calcext:value-type="float">
            <text:p>1.26</text:p>
          </table:table-cell>
          <table:table-cell/>
          <table:table-cell office:value-type="string" calcext:value-type="string">
            <text:p>https://www.digikey.de/de/products/detail/raspberry-pi/SC1176/15298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ZERO SPY CAMERA 120 FOR RPI ZERO</text:p>
          </table:table-cell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table:formula="of:=[.E9]*[.F9]" office:value-type="float" office:value="2.26" calcext:value-type="float">
            <text:p>2.26</text:p>
          </table:table-cell>
          <table:table-cell/>
          <table:table-cell office:value-type="string" calcext:value-type="string">
            <text:p>https://www.digikey.de/de/products/detail/adafruit-industries-llc/5389/165115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<text:span text:style-name="T1">MOSFET </text:span><text:span text:style-name="T2"><text:a xlink:href="https://www.digikey.de/de/products/detail/nextgen-components/2N7002K/14291102" xlink:type="simple">2N7002K</text:a></text:span>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table:formula="of:=[.E10]*[.F10]" office:value-type="float" office:value="6.52" calcext:value-type="float">
            <text:p>6.52</text:p>
          </table:table-cell>
          <table:table-cell office:value-type="string" calcext:value-type="string">
            <text:p>Staffelpreis für 10Stk.</text:p>
          </table:table-cell>
          <table:table-cell office:value-type="string" calcext:value-type="string">
            <text:p><text:a xlink:href="https://www.digikey.de/de/products/detail/good-ark-semiconductor/2N7002K/18667796" xlink:type="simple">https://www.digikey.de/de/products/detail/good-ark-semiconductor/2N7002K/18667796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LCPCB</text:p>
          </table:table-cell>
          <table:table-cell office:value-type="string" calcext:value-type="string">
            <text:p>Leiterplatten inkl. Versand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4.26" calcext:value-type="float">
            <text:p>4.26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weiß 4000k 1080-1480-1-ND</text:p>
          </table:table-cell>
          <table:table-cell office:value-type="float" office:value="5.26" calcext:value-type="float">
            <text:p>5.26</text:p>
          </table:table-cell>
          <table:table-cell office:value-type="float" office:value="9" calcext:value-type="float">
            <text:p>9</text:p>
          </table:table-cell>
          <table:table-cell table:formula="of:=[.E12]*[.F12]" office:value-type="float" office:value="47.34" calcext:value-type="float">
            <text:p>47.34</text:p>
          </table:table-cell>
          <table:table-cell office:value-type="string" calcext:value-type="string">
            <text:p>Staffelpreis für 100Stk.</text:p>
          </table:table-cell>
          <table:table-cell office:value-type="string" calcext:value-type="string">
            <text:p>https://www.digikey.de/de/products/detail/everlight-electronics-co-ltd/EAPL2835WA5/5142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LED UV 405nm VLMU3100-GS08CT-ND</text:p>
          </table:table-cell>
          <table:table-cell office:value-type="float" office:value="6.26" calcext:value-type="float">
            <text:p>6.26</text:p>
          </table:table-cell>
          <table:table-cell office:value-type="float" office:value="4" calcext:value-type="float">
            <text:p>4</text:p>
          </table:table-cell>
          <table:table-cell table:formula="of:=[.E13]*[.F13]" office:value-type="float" office:value="25.04" calcext:value-type="float">
            <text:p>25.04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UV 365nm 732-153283367A212CT-ND</text:p>
          </table:table-cell>
          <table:table-cell office:value-type="float" office:value="7.26" calcext:value-type="float">
            <text:p>7.26</text:p>
          </table:table-cell>
          <table:table-cell office:value-type="float" office:value="4" calcext:value-type="float">
            <text:p>4</text:p>
          </table:table-cell>
          <table:table-cell table:formula="of:=[.E14]*[.F14]" office:value-type="float" office:value="29.04" calcext:value-type="float">
            <text:p>29.04</text:p>
          </table:table-cell>
          <table:table-cell office:value-type="string" calcext:value-type="string">
            <text:p>Staffelpreis für 10St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LED Blau 458nm 3970-QLSP05BCT-ND</text:p>
          </table:table-cell>
          <table:table-cell office:value-type="float" office:value="8.26" calcext:value-type="float">
            <text:p>8.26</text:p>
          </table:table-cell>
          <table:table-cell office:value-type="float" office:value="2" calcext:value-type="float">
            <text:p>2</text:p>
          </table:table-cell>
          <table:table-cell table:formula="of:=[.E15]*[.F15]" office:value-type="float" office:value="16.52" calcext:value-type="float">
            <text:p>16.52</text:p>
          </table:table-cell>
          <table:table-cell office:value-type="string" calcext:value-type="string">
            <text:p>Staffelpreis für 20Stk.</text:p>
          </table:table-cell>
          <table:table-cell/>
        </table:table-row>
        <table:table-row table:style-name="ro1">
          <table:table-cell table:number-columns-repeated="6"/>
          <table:table-cell table:formula="of:=[.E16]*[.F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7]*[.F17]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"><text:a xlink:href="https://kunststoffplattenonline.de/product/pvc-hartschaumplatten-weiss-4-mm/" xlink:type="simple">https://kunststoffplattenonline.de/product/pvc-hartschaumplatten-weiss-4-mm/</text:a></text:span></text:p>
          </table:table-cell>
        </table:table-row>
        <table:table-row table:style-name="ro1">
          <table:table-cell table:number-columns-repeated="6"/>
          <table:table-cell table:style-name="ce4" table:formula="of:=[.E17]*[.F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6"/>
          <table:table-cell table:style-name="ce7"/>
          <table:table-cell table:formula="of:=[.E19]*[.F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20]*[.F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21]*[.F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2]*[.F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3]*[.F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4]*[.F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5]*[.F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unststoffplattenonline.de</text:p>
          </table:table-cell>
          <table:table-cell table:style-name="ce3" office:value-type="string" calcext:value-type="string">
            <text:p>PVC Platte weiß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7]*[.F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8]*[.F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9]*[.F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0]*[.F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1]*[.F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2]*[.F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3]*[.F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4]*[.F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5]*[.F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6]*[.F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7]*[.F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formula="of:=[.E38]*[.F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39]*[.F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0]*[.F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1]*[.F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42]*[.F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4:.G42])" office:value-type="float" office:value="155.1" calcext:value-type="float">
            <text:p>155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1:49:11.953715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5:28:27.537455112</meta:creation-date>
    <meta:generator>LibreOffice/24.8.3.2$Linux_X86_64 LibreOffice_project/e14c9fdd1f585efcbb2c5363087a99d20928d522</meta:generator>
    <dc:date>2024-12-10T15:51:02.851064495</dc:date>
    <meta:editing-duration>PT11H16M12S</meta:editing-duration>
    <meta:editing-cycles>8</meta:editing-cycles>
    <meta:document-statistic meta:table-count="1" meta:cell-count="113" meta:object-count="0"/>
  </office:meta>
</office:document-meta>
</file>